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width="0.106cm" svg:stroke-color="#006699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fo:min-height="0.65cm"/>
    </style:style>
    <style:style style:name="gr4" style:family="graphic" style:parent-style-name="standard">
      <style:graphic-properties draw:stroke="none" svg:stroke-color="#000000" draw:fill="none" draw:fill-color="#ffffff" fo:min-height="0.674cm"/>
    </style:style>
    <style:style style:name="gr5" style:family="graphic" style:parent-style-name="objectwithoutfill">
      <style:graphic-properties svg:stroke-width="0.081cm" svg:stroke-color="#cc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gr7" style:family="graphic" style:parent-style-name="objectwithoutfill">
      <style:graphic-properties draw:stroke="dash" draw:stroke-dash="Fine_20_Dashed" svg:stroke-width="0.106cm" svg:stroke-color="#9933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width="0.053cm" svg:stroke-color="#9933ff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fo:min-height="0.556cm"/>
    </style:style>
    <style:style style:name="gr10" style:family="graphic" style:parent-style-name="standard">
      <style:graphic-properties svg:stroke-width="0.081cm" svg:stroke-color="#336600" draw:marker-start-width="0.321cm" draw:marker-end-width="0.321cm" draw:fill="none" draw:textarea-horizontal-align="justify" draw:textarea-vertical-align="middle" draw:auto-grow-height="false" fo:min-height="0.236cm" fo:min-width="0cm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35cm" svg:stroke-color="#336600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svg:stroke-width="0.081cm" svg:stroke-color="#0084d1" draw:marker-start-width="0.321cm" draw:marker-end-width="0.321cm" draw:fill="none" draw:textarea-horizontal-align="justify" draw:textarea-vertical-align="middle" draw:auto-grow-height="false" fo:min-height="0.236cm" fo:min-width="0cm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35cm" svg:stroke-color="#0084d1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text-properties fo:color="#006699"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text-properties fo:color="#006699" fo:font-size="14pt" fo:font-weight="bold" style:font-size-asian="14pt" style:font-weight-asian="bold" style:font-size-complex="14pt" style:font-weight-complex="bold"/>
    </style:style>
    <style:style style:name="P6" style:family="paragraph">
      <style:text-properties fo:color="#cc0000"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 draw:fill-color="#ffffff"/>
      <style:text-properties fo:color="#cc0000"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text-align="center"/>
    </style:style>
    <style:style style:name="P9" style:family="paragraph">
      <style:text-properties fo:color="#9933ff" fo:font-size="14pt" fo:font-weight="bold" style:font-size-asian="14pt" style:font-weight-asian="bold" style:font-size-complex="14pt" style:font-weight-complex="bold"/>
    </style:style>
    <style:style style:name="P10" style:family="paragraph">
      <loext:graphic-properties draw:fill="none" draw:fill-color="#ffffff"/>
      <style:text-properties fo:color="#9933ff" fo:font-size="14pt" fo:font-weight="bold" style:font-size-asian="14pt" style:font-weight-asian="bold" style:font-size-complex="14pt" style:font-weight-complex="bold"/>
    </style:style>
    <style:style style:name="P11" style:family="paragraph">
      <style:text-properties fo:color="#336600" fo:font-size="14pt" fo:font-weight="bold" fo:background-color="transparent" style:font-size-asian="14pt" style:font-weight-asian="bold" style:font-size-complex="14pt" style:font-weight-complex="bold"/>
    </style:style>
    <style:style style:name="P12" style:family="paragraph">
      <loext:graphic-properties draw:fill="none" draw:fill-color="#ffffff"/>
      <style:text-properties fo:color="#336600" fo:font-size="14pt" fo:font-weight="bold" fo:background-color="transparent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6699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6699" style:text-position="-33% 58%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cc0000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cc0000" style:text-position="-33% 58%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9933ff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9933ff" style:text-position="-33% 58%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336600" fo:font-size="14pt" fo:font-weight="bold" fo:background-color="transparent" style:font-size-asian="14pt" style:font-weight-asian="bold" style:font-size-complex="14pt" style:font-weight-complex="bold"/>
    </style:style>
    <style:style style:name="T9" style:family="text">
      <style:text-properties fo:color="#336600" style:text-position="-33% 58%" fo:font-size="14pt" fo:font-weight="bold" fo:background-color="transparent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3.5cm" svg:y1="12.5cm" svg:x2="3.5cm" svg:y2="2.7cm">
          <text:p/>
        </draw:line>
        <draw:line draw:style-name="gr1" draw:text-style-name="P1" draw:layer="layout" svg:x1="3.208cm" svg:y1="12.208cm" svg:x2="15.208cm" svg:y2="12.208cm">
          <text:p/>
        </draw:line>
        <draw:path draw:style-name="gr2" draw:text-style-name="P1" draw:layer="layout" svg:width="10.299cm" svg:height="1.999cm" svg:x="3.5cm" svg:y="4.7cm" svg:viewBox="0 0 10300 2000" svg:d="M0 0h4100c4100 0 6200 2000 6200 2000">
          <text:p/>
        </draw:path>
        <draw:frame draw:style-name="gr3" draw:text-style-name="P3" draw:layer="layout" svg:width="0.9cm" svg:height="0.9cm" svg:x="15.4cm" svg:y="11.8cm">
          <draw:text-box>
            <text:p text:style-name="P2"><text:span text:style-name="T1">n</text:span></text:p>
          </draw:text-box>
        </draw:frame>
        <draw:frame draw:style-name="gr4" draw:text-style-name="P5" draw:layer="layout" svg:width="3.8cm" svg:height="0.924cm" svg:x="5.6cm" svg:y="3.776cm">
          <draw:text-box>
            <text:p text:style-name="P4"><text:span text:style-name="T2">M</text:span><text:span text:style-name="T3">i</text:span><text:span text:style-name="T2"> , par motor</text:span></text:p>
          </draw:text-box>
        </draw:frame>
        <draw:path draw:style-name="gr5" draw:text-style-name="P1" draw:layer="layout" svg:width="7.089cm" svg:height="4.837cm" draw:transform="skewX (0.174183859349034) rotate (-0.218166156499292) translate (5.37835075531814cm 3.5655073057675cm)" svg:viewBox="0 0 7090 4838" svg:d="M0 4838c3381 1 7090-4838 7090-4838">
          <text:p/>
        </draw:path>
        <draw:frame draw:style-name="gr6" draw:text-style-name="P7" draw:layer="layout" svg:width="7.6cm" svg:height="0.924cm" svg:x="4.1cm" svg:y="8.576cm">
          <draw:text-box>
            <text:p text:style-name="P6"><text:span text:style-name="T4">M</text:span><text:span text:style-name="T5">r</text:span><text:span text:style-name="T4"> , par resistente de la carga</text:span></text:p>
          </draw:text-box>
        </draw:frame>
        <draw:line draw:style-name="gr7" draw:text-style-name="P1" draw:layer="layout" svg:x1="11.7cm" svg:y1="5.5cm" svg:x2="11.7cm" svg:y2="13cm">
          <text:p/>
        </draw:line>
        <draw:line draw:style-name="gr8" draw:text-style-name="P8" draw:layer="layout" svg:x1="11.8cm" svg:y1="13.3cm" svg:x2="3.6cm" svg:y2="13.294cm">
          <text:p/>
        </draw:line>
        <draw:frame draw:style-name="gr9" draw:text-style-name="P10" draw:layer="layout" svg:width="3.6cm" svg:height="0.806cm" svg:x="5.6cm" svg:y="12.376cm">
          <draw:text-box>
            <text:p text:style-name="P9"><text:span text:style-name="T6">Aceleración</text:span></text:p>
          </draw:text-box>
        </draw:frame>
        <draw:frame draw:style-name="gr4" draw:text-style-name="P10" draw:layer="layout" svg:width="5.3cm" svg:height="0.924cm" svg:x="11.6cm" svg:y="13.376cm">
          <draw:text-box>
            <text:p text:style-name="P9"><text:span text:style-name="T6">n</text:span><text:span text:style-name="T7">n</text:span><text:span text:style-name="T6"> , n.º rev. nominal</text:span></text:p>
          </draw:text-box>
        </draw:frame>
        <draw:frame draw:style-name="gr4" draw:text-style-name="P5" xml:id="id4" draw:id="id4" draw:layer="layout" svg:width="4.5cm" svg:height="0.924cm" svg:x="12.7cm" svg:y="4.076cm">
          <draw:text-box>
            <text:p text:style-name="P4"><text:span text:style-name="T2">M</text:span><text:span text:style-name="T3">n</text:span><text:span text:style-name="T2"> , par nominal</text:span></text:p>
          </draw:text-box>
        </draw:frame>
        <draw:frame draw:style-name="gr4" draw:text-style-name="P12" xml:id="id2" draw:id="id2" draw:layer="layout" svg:width="5.4cm" svg:height="0.924cm" svg:x="6cm" svg:y="2.6cm">
          <draw:text-box>
            <text:p text:style-name="P11"><text:span text:style-name="T8">M</text:span><text:span text:style-name="T9">0</text:span><text:span text:style-name="T8"> , par de arranque</text:span></text:p>
          </draw:text-box>
        </draw:frame>
        <draw:custom-shape draw:style-name="gr10" draw:text-style-name="P1" xml:id="id1" draw:id="id1" draw:layer="layout" svg:width="0.6cm" svg:height="0.8cm" svg:x="3.2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3.712cm" svg:y1="4.417cm" svg:x2="6cm" svg:y2="3.062cm" draw:start-shape="id1" draw:start-glue-point="11" draw:end-shape="id2" draw:end-glue-point="3" svg:d="M3712 4417c1813 0 670-1355 2288-1355" svg:viewBox="0 0 2289 1356">
          <text:p/>
        </draw:connector>
        <draw:custom-shape draw:style-name="gr12" draw:text-style-name="P1" xml:id="id3" draw:id="id3" draw:layer="layout" svg:width="0.6cm" svg:height="0.8cm" svg:x="11.4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curve" svg:x1="11.7cm" svg:y1="5.1cm" svg:x2="12.7cm" svg:y2="4.538cm" draw:start-shape="id3" draw:start-glue-point="4" draw:end-shape="id4" draw:end-glue-point="3" svg:d="M11700 5100c0-375 333-562 1000-562" svg:viewBox="0 0 1001 5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1T20:36:55.543632564</meta:creation-date>
    <dc:date>2017-12-01T20:55:41.575301340</dc:date>
    <meta:editing-duration>PT1M45S</meta:editing-duration>
    <meta:editing-cycles>1</meta:editing-cycles>
    <meta:document-statistic meta:object-count="17"/>
    <meta:generator>LibreOffice/5.1.6.2$Linux_X86_64 LibreOffice_project/10m0$Build-2</meta:generator>
  </office:meta>
</office:document-meta>
</file>